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Headline_20_1">
      <style:text-properties fo:language="de" fo:country="DE"/>
    </style:style>
    <style:style style:name="P2" style:family="paragraph" style:parent-style-name="Absatz_20_mit_20_Initial">
      <style:text-properties fo:language="de" fo:country="DE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00ae00"/>
    </style:style>
    <style:style style:name="T4" style:family="text">
      <style:text-properties fo:color="#000000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eutsch - 49</text:h>
      <text:p text:style-name="P2">Als sicher gilt, daß Großbritannien und Irland die <text:span text:style-name="T1">Möglichkeit</text:span> haben, auch nach Öffnung der EU-Grenzen als Folge des Schengener Abkommens wegen ihrer <text:span text:style-name="T2">georaphischen</text:span> Lage die Grenzkontrollen beibehalten zu können. In der Außen- und Sicherheitspolitik hat die niederländische Ratspräsidentschaft am Dienstag morgen einen in der Nacht <text:span text:style-name="T2">earbeiteten</text:span> neuen Entwurf über die Rolle der Westeuropäischen Union (WEU) vorgelegt. Nach den Vorstellungen Deutschlands und Frankreichs soll dieser europäische Arm der Nato stufenweise in die EU integriert werden. Dies <text:span text:style-name="T1">lehnen</text:span> jedoch Großbritannien und neutrale Staaten wie Schweden, Irland, Österreich und Finnland ab. "(Der ober<text:span text:style-name="T2">ritische</text:span> <text:span text:style-name="T1">Premierminister</text:span> <text:span text:style-name="T3">Tony</text:span>) <text:span text:style-name="T4">Blair</text:span> ist zuversichtlich, daß er alles verhindern wird, was die Nato schwächt", sagte ein britischer Regierungssprecher. Im Vertragsentwurf ist nun <text:span text:style-name="T2">unverindlich</text:span> von "engeren institutionellen Beziehungen" der Union zur WEU die Rede, "die zu gegebener Zeit zur Integration der WEU in die Union führen können". Kinkel bestätigte, daß die EU-Außenpolitik <text:span text:style-name="T1">künftig</text:span> von einem Generalsekretär koordiniert werden so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style:style style:name="Headline" style:family="paragraph" style:parent-style-name="Standard" style:next-style-name="Standard">
      <style:paragraph-properties fo:margin-top="0.499cm" fo:margin-bottom="0.349cm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2000-02-25T09:54:00</meta:creation-date>
    <dc:creator>Helge Delfs</dc:creator>
    <dc:date>2000-02-25T09:54:00</dc:date>
    <dc:language>de-DE</dc:language>
    <meta:editing-cycles>1</meta:editing-cycles>
    <meta:editing-duration>PT42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2" meta:word-count="152" meta:character-count="1113"/>
  </office:meta>
</office:document-meta>
</file>